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2" style:family="paragraph" style:parent-style-name="Standard">
      <style:paragraph-properties fo:text-align="start" style:justify-single-word="false"/>
      <style:text-properties fo:language="fr" fo:country="FR" style:language-asian="zxx" style:country-asian="none" style:language-complex="zxx" style:country-complex="none"/>
    </style:style>
    <style:style style:name="P3" style:family="paragraph" style:parent-style-name="Standard">
      <style:paragraph-properties fo:text-align="start" style:justify-single-word="false"/>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style:font-name="Times New Roman" fo:font-size="12pt" style:font-size-asian="12pt" style:font-size-complex="12pt"/>
    </style:style>
    <style:style style:name="P6" style:family="paragraph" style:parent-style-name="Text_20_body">
      <style:paragraph-properties fo:margin-left="0cm" fo:margin-right="0cm" fo:margin-top="0cm" fo:margin-bottom="0cm" style:line-height-at-least="0.397cm" fo:text-align="justify" style:justify-single-word="false" fo:text-indent="0cm" style:auto-text-indent="false"/>
    </style:style>
    <style:style style:name="P7" style:family="paragraph" style:parent-style-name="Text_20_body">
      <style:paragraph-properties fo:margin-left="0cm" fo:margin-right="0cm" fo:margin-top="0cm" fo:margin-bottom="0cm" style:line-height-at-least="0.397cm" fo:text-align="justify" style:justify-single-word="false"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Text_20_body" style:list-style-name="L1">
      <style:paragraph-properties fo:margin-top="0cm" fo:margin-bottom="0.212cm" style:line-height-at-least="0.397cm"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Text_20_body" style:list-style-name="L3">
      <style:paragraph-properties fo:margin-top="0cm" fo:margin-bottom="0.212cm" style:line-height-at-least="0.397cm"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4" style:family="text">
      <style:text-properties fo:font-variant="normal" fo:text-transform="none" fo:color="#000000" style:font-name="Times New Roman" fo:font-size="12pt" fo:letter-spacing="normal" style:text-underline-style="none" style:font-size-asian="12pt" style:font-size-complex="12pt"/>
    </style:style>
    <style:style style:name="T5" style:family="text">
      <style:text-properties fo:font-variant="normal" fo:text-transform="none" fo:color="#303030" style:font-name="Times New Roman" fo:font-size="12pt" fo:letter-spacing="normal" fo:font-style="normal" fo:font-weight="normal" style:font-size-asian="12pt" style:font-size-complex="12pt"/>
    </style:style>
    <style:style style:name="T6" style:family="text">
      <style:text-properties fo:font-variant="normal" fo:text-transform="none" fo:color="#222222" style:font-name="Times New Roman" fo:font-size="12pt" fo:letter-spacing="normal" fo:font-style="normal" fo:font-weight="normal" style:font-size-asian="12pt" style:font-size-complex="12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écurité des Systèmes d'Information</text:p>
      <text:p text:style-name="P1">TP 7 – Se protéger</text:p>
      <text:p text:style-name="P2"/>
      <text:p text:style-name="Standard">2)</text:p>
      <text:p text:style-name="Standard">Le développeur a un rôle important dans la sécurité informatique surtout dans la partie sécurité des données car il doit gérer les bases de données, pour s'assurer qu'il n'y ait aucune faille possible afin d'éviter les intrusions. Il en va de même pour la gestion du réseau.</text:p>
      <text:p text:style-name="Standard">Source : <text:a xlink:type="simple" xlink:href="http://fr.wikipedia.org/wiki/Politique_de_sécurité_informatique" text:style-name="Internet_20_link" text:visited-style-name="Visited_20_Internet_20_Link">http://fr.wikipedia.org/wiki/Politique_de_s%C3%A9curit%C3%A9_informatique</text:a></text:p>
      <text:p text:style-name="Standard"/>
      <text:p text:style-name="Standard"/>
      <text:p text:style-name="Standard"/>
      <text:p text:style-name="Standard"/>
      <text:p text:style-name="Standard">3)</text:p>
      <text:p text:style-name="P6"><text:span text:style-name="T1">L’agence assure la mission d’autorité nationale en matière </text:span><text:span text:style-name="T3">de sécurité des systèmes d’information. </text:span><text:span text:style-name="T1">A ce titre elle est chargée de proposer les règles à appliquer pour la protection des systèmes d’information de l’État et de vérifier l’application des mesures adoptées.</text:span></text:p>
      <text:p text:style-name="P6"><text:span text:style-name="T1">Dans le domaine </text:span><text:span text:style-name="T3">de la défense des systèmes d’information, elle </text:span><text:span text:style-name="T1">assure un service de veille, de détection, d’alerte et de réaction aux attaques informatiques, notamment sur les réseaux de l’État.</text:span></text:p>
      <text:p text:style-name="P7">Elle a notamment pour mission de :</text:p>
      <text:list xml:id="list9212097908526405698" text:style-name="L1">
        <text:list-item>
          <text:p text:style-name="P8">détecter et réagir au plus tôt en cas d’attaque informatique, grâce à un centre de détection chargé de la surveillance permanente des réseaux sensibles et de la mise en œuvre de mécanismes de défense adaptés aux attaques ;</text:p>
        </text:list-item>
        <text:list-item>
          <text:p text:style-name="P8">prévenir la menace, en contribuant au développement d’une offre de produits de très haute sécurité ainsi que de produits et services de confiance pour les administrations et les acteurs économiques ;</text:p>
        </text:list-item>
        <text:list-item>
          <text:p text:style-name="P8">jouer un rôle de conseil et de soutien aux administrations et aux opérateurs d’importance vitale ;</text:p>
        </text:list-item>
        <text:list-item>
          <text:p text:style-name="P8">informer régulièrement le public sur les menaces, notamment par le biais du site Internet gouvernemental de la sécurité informatique, lancé en 2008, qui a vocation à être le portail Internet de référence en matière de sécurité des systèmes d’informations.</text:p>
        </text:list-item>
      </text:list>
      <text:p text:style-name="P7">S’agissant des produits et des réseaux de sécurité, elle est chargée :</text:p>
      <text:list xml:id="list5061600076264309619" text:style-name="L3">
        <text:list-item>
          <text:p text:style-name="P9">de développer et d’acquérir les produits essentiels à la protection des réseaux interministériels les plus sensibles de l’État ;</text:p>
        </text:list-item>
        <text:list-item>
          <text:p text:style-name="P9">de mettre en œuvre les moyens gouvernementaux de commandement et de liaison en matière de défense et de sécurité nationale, notamment le réseau Rimbaud et l’intranet Isis ;</text:p>
        </text:list-item>
        <text:list-item>
          <text:p text:style-name="P9">de délivrer des labels aux produits de sécurité.</text:p>
        </text:list-item>
      </text:list>
      <text:p text:style-name="P7">Elle constitue un réservoir de compétences destiné à apporter son expertise et son assistance technique aux administrations et aux opérateurs d’importance vitale.</text:p>
      <text:p text:style-name="P7">Elle est chargée de la promotion des technologies, des systèmes et des savoir-faire nationaux. Elle contribue au développement de la confiance dans l’économie numérique.</text:p>
      <text:p text:style-name="P7">Elle assure la tutelle du centre de transmission gouvernemental chargé de mettre en œuvre les moyens de commandement et de liaison nécessaires au Président de la République et au Gouvernement</text:p>
      <text:p text:style-name="P4"/>
      <text:p text:style-name="Standard"><text:span text:style-name="T7">Source : </text:span><text:a xlink:type="simple" xlink:href="http://www.ssi.gouv.fr/fr/anssi/missions/" text:style-name="Internet_20_link" text:visited-style-name="Visited_20_Internet_20_Link"><text:span text:style-name="T7">http://www.ssi.gouv.fr/fr/anssi/missions/</text:span></text:a></text:p>
      <text:p text:style-name="Standard"/>
      <text:p text:style-name="Standard"><text:soft-page-break/></text:p>
      <text:p text:style-name="Standard">4)<text:span text:style-name="T8"> Elle veut </text:span><text:span text:style-name="T2">renforcer les mesures préventives aux attaques contre les systèmes d'information. Elle rapproche aussi le </text:span><text:span text:style-name="Strong_20_Emphasis"><text:span text:style-name="T2">droit pénal </text:span></text:span><text:span text:style-name="T2">des États membres dans le domaine des attaques contre les systèmes d'information en fixant des</text:span><text:span text:style-name="Strong_20_Emphasis"><text:span text:style-name="T2"> règles minimales </text:span></text:span><text:span text:style-name="T2">concernant la définition des infractions pénales et les sanctions applicables, tout en renforçant la coopération entre les autorités compétentes.</text:span><text:span text:style-name="T8"> </text:span></text:p>
      <text:p text:style-name="Standard"/>
      <text:p text:style-name="Standard">5)</text:p>
      <text:p text:style-name="Standard">A) <text:span text:style-name="T5">Depuis s</text:span><text:span text:style-name="T3">a création, le réseau Internet</text:span><text:span text:style-name="T4"> </text:span><text:span text:style-name="T3">a tellement évolué qu'il est devenu un outil essentiel de communication. Cependant, cette communication met de plus en plus en jeu des problèmes stratégique liés à l'activité des entreprises sur le Web. Les transactions faites à travers le réseau peuvent être interceptées, d'autant plus que les lois</text:span><text:span text:style-name="T4"> </text:span><text:span text:style-name="T3">ont du mal à se mettre en place sur Internet, il faut donc garantir la sécurité de ces informations, c'est l</text:span><text:span text:style-name="T5">a cryptographie qui s'en charge.</text:span><text:span text:style-name="T7"> </text:span></text:p>
      <text:p text:style-name="Standard"><text:span text:style-name="T7">Source : </text:span><text:a xlink:type="simple" xlink:href="http://www.commentcamarche.net/contents/203-cryptographie" text:style-name="Internet_20_link" text:visited-style-name="Visited_20_Internet_20_Link"><text:span text:style-name="T7">http://www.commentcamarche.net/contents/203-cryptographie</text:span></text:a></text:p>
      <text:p text:style-name="P4"/>
      <text:p text:style-name="P4">B)</text:p>
      <text:p text:style-name="Standard"><text:span text:style-name="T7">La mise à disposition de certificats SSL gratuits a pour objectif d'étendre </text:span><text:span text:style-name="T6">au maximum les connexions HTTPS</text:span><text:span text:style-name="T7">. (S pour Secured) afin d'étendre la sécurité à de plus en plus de sites web, pas seulement les sites de banques, de commerce électronique etc., en somme que cela devienne un standard de l'Internet moderne. Cela permettrait d'avoir un Internet beaucoup plus résistant aux attaques et intrusions, et permettrait d'avoir une sécurité des données entrées sur un site web (Telles les données personnelles que nous pouvons entrer et qui pourraient être piratées, Cf Sony Pictures).</text:span></text:p>
      <text:p text:style-name="P4"/>
      <text:p text:style-name="P4"/>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ZOUHIRI Malik – <text:s/>Info 2B – DROIT DES TIC – TP7 (15/12)</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2M47S</meta:editing-duration>
    <meta:editing-cycles>12</meta:editing-cycles>
    <meta:generator>OpenOffice/4.1.0$Win32 OpenOffice.org_project/410m18$Build-9764</meta:generator>
    <dc:date>2014-12-15T16:47:15.24</dc:date>
    <dc:creator>Malik Zouhiri</dc:creator>
    <meta:document-statistic meta:table-count="0" meta:image-count="0" meta:object-count="0" meta:page-count="2" meta:paragraph-count="28" meta:word-count="658" meta:character-count="4260"/>
    <meta:user-defined meta:name="Info 1"/>
    <meta:user-defined meta:name="Info 2"/>
    <meta:user-defined meta:name="Info 3"/>
    <meta:user-defined meta:name="Info 4"/>
  </office:meta>
</office:document-meta>
</file>